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ae6f4" officeooo:paragraph-rsid="000ae6f4"/>
    </style:style>
    <style:style style:name="P4" style:family="paragraph" style:parent-style-name="Standard">
      <style:text-properties officeooo:rsid="000d5aae" officeooo:paragraph-rsid="000d5aae"/>
    </style:style>
    <style:style style:name="P5" style:family="paragraph" style:parent-style-name="Standard">
      <style:text-properties officeooo:paragraph-rsid="00149ec3"/>
    </style:style>
    <style:style style:name="P6" style:family="paragraph" style:parent-style-name="Standard">
      <style:text-properties officeooo:paragraph-rsid="0015a35b"/>
    </style:style>
    <style:style style:name="P7" style:family="paragraph" style:parent-style-name="Table_20_Contents">
      <style:text-properties officeooo:rsid="000ae6f4" officeooo:paragraph-rsid="000ae6f4"/>
    </style:style>
    <style:style style:name="P8" style:family="paragraph" style:parent-style-name="Table_20_Contents">
      <style:text-properties officeooo:rsid="000ae6f4" officeooo:paragraph-rsid="0015a35b"/>
    </style:style>
    <style:style style:name="P9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10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11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12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13" style:family="paragraph" style:parent-style-name="Table_20_Contents">
      <style:text-properties officeooo:rsid="0015a35b" officeooo:paragraph-rsid="0015a35b"/>
    </style:style>
    <style:style style:name="P14" style:family="paragraph" style:parent-style-name="Standard" style:list-style-name="L2">
      <style:text-properties officeooo:rsid="000d5aae" officeooo:paragraph-rsid="000d5aae"/>
    </style:style>
    <style:style style:name="P15" style:family="paragraph" style:parent-style-name="Standard" style:list-style-name="L1">
      <style:text-properties officeooo:rsid="000ae6f4" officeooo:paragraph-rsid="000ae6f4"/>
    </style:style>
    <style:style style:name="P16" style:family="paragraph" style:parent-style-name="Standard" style:list-style-name="L2">
      <style:text-properties officeooo:rsid="000a7881" officeooo:paragraph-rsid="000d5aae"/>
    </style:style>
    <style:style style:name="P17" style:family="paragraph" style:parent-style-name="Standard">
      <style:text-properties officeooo:rsid="000a7881" officeooo:paragraph-rsid="00218338"/>
    </style:style>
    <style:style style:name="P18" style:family="paragraph" style:parent-style-name="Standard">
      <style:text-properties officeooo:rsid="000a7881" officeooo:paragraph-rsid="0024f660"/>
    </style:style>
    <style:style style:name="P19" style:family="paragraph" style:parent-style-name="Standard" style:list-style-name="L2">
      <style:text-properties officeooo:rsid="000e859b" officeooo:paragraph-rsid="000e859b"/>
    </style:style>
    <style:style style:name="P20" style:family="paragraph" style:parent-style-name="Standard" style:list-style-name="L2">
      <style:text-properties officeooo:rsid="000e859b" officeooo:paragraph-rsid="0010748c"/>
    </style:style>
    <style:style style:name="P21" style:family="paragraph" style:parent-style-name="Standard">
      <style:text-properties officeooo:rsid="0008109a" officeooo:paragraph-rsid="0016f517"/>
    </style:style>
    <style:style style:name="P22" style:family="paragraph" style:parent-style-name="Standard">
      <style:text-properties officeooo:rsid="0008109a" officeooo:paragraph-rsid="001cc2fa"/>
    </style:style>
    <style:style style:name="P23" style:family="paragraph" style:parent-style-name="Standard">
      <style:text-properties officeooo:paragraph-rsid="001cc2fa"/>
    </style:style>
    <style:style style:name="P24" style:family="paragraph" style:parent-style-name="Standard">
      <style:text-properties officeooo:paragraph-rsid="001fed80"/>
    </style:style>
    <style:style style:name="P25" style:family="paragraph" style:parent-style-name="Standard">
      <style:text-properties officeooo:paragraph-rsid="00218338"/>
    </style:style>
    <style:style style:name="P26" style:family="paragraph" style:parent-style-name="Standard">
      <style:text-properties officeooo:paragraph-rsid="0024f660"/>
    </style:style>
    <style:style style:name="P27" style:family="paragraph" style:parent-style-name="Standard">
      <style:text-properties officeooo:paragraph-rsid="0015a35b"/>
    </style:style>
    <style:style style:name="P28" style:family="paragraph" style:parent-style-name="Standard">
      <style:text-properties officeooo:paragraph-rsid="002716d9"/>
    </style:style>
    <style:style style:name="P29" style:family="paragraph" style:parent-style-name="Table_20_Contents" style:list-style-name="L3">
      <style:text-properties officeooo:rsid="000ae6f4" officeooo:paragraph-rsid="000ae6f4"/>
    </style:style>
    <style:style style:name="P30" style:family="paragraph" style:parent-style-name="Table_20_Contents">
      <style:text-properties officeooo:rsid="000ae6f4" officeooo:paragraph-rsid="0016f517"/>
    </style:style>
    <style:style style:name="P31" style:family="paragraph" style:parent-style-name="Table_20_Contents">
      <style:text-properties officeooo:rsid="000ae6f4" officeooo:paragraph-rsid="001cc2fa"/>
    </style:style>
    <style:style style:name="P32" style:family="paragraph" style:parent-style-name="Table_20_Contents">
      <style:text-properties officeooo:rsid="000ae6f4" officeooo:paragraph-rsid="001fed80"/>
    </style:style>
    <style:style style:name="P33" style:family="paragraph" style:parent-style-name="Table_20_Contents">
      <style:text-properties officeooo:rsid="000ae6f4" officeooo:paragraph-rsid="00218338"/>
    </style:style>
    <style:style style:name="P34" style:family="paragraph" style:parent-style-name="Table_20_Contents">
      <style:text-properties officeooo:rsid="000ae6f4" officeooo:paragraph-rsid="0024f660"/>
    </style:style>
    <style:style style:name="P35" style:family="paragraph" style:parent-style-name="Table_20_Contents">
      <style:text-properties officeooo:rsid="000ae6f4" officeooo:paragraph-rsid="002716d9"/>
    </style:style>
    <style:style style:name="P36" style:family="paragraph" style:parent-style-name="Table_20_Contents" style:list-style-name="L3">
      <style:text-properties officeooo:rsid="0015a35b" officeooo:paragraph-rsid="0015a35b"/>
    </style:style>
    <style:style style:name="P37" style:family="paragraph" style:parent-style-name="Table_20_Contents" style:list-style-name="L5">
      <style:text-properties officeooo:rsid="0015a35b" officeooo:paragraph-rsid="0015a35b"/>
    </style:style>
    <style:style style:name="P38" style:family="paragraph" style:parent-style-name="Table_20_Contents" style:list-style-name="L3">
      <style:text-properties officeooo:rsid="000bbe63" officeooo:paragraph-rsid="000bbe63"/>
    </style:style>
    <style:style style:name="P39" style:family="paragraph" style:parent-style-name="Table_20_Contents" style:list-style-name="L4">
      <style:text-properties officeooo:rsid="00149ec3" officeooo:paragraph-rsid="001fed80"/>
    </style:style>
    <style:style style:name="P40" style:family="paragraph" style:parent-style-name="Table_20_Contents" style:list-style-name="L5">
      <style:text-properties officeooo:rsid="00162312" officeooo:paragraph-rsid="00162312"/>
    </style:style>
    <style:style style:name="P41" style:family="paragraph" style:parent-style-name="Table_20_Contents" style:list-style-name="L5">
      <style:text-properties officeooo:rsid="0016a88d" officeooo:paragraph-rsid="0016a88d"/>
    </style:style>
    <style:style style:name="P42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43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44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45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46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47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48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49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50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51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52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53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54" style:family="paragraph" style:parent-style-name="Table_20_Contents">
      <style:text-properties officeooo:rsid="00182b6b" officeooo:paragraph-rsid="00182b6b"/>
    </style:style>
    <style:style style:name="P55" style:family="paragraph" style:parent-style-name="Table_20_Contents" style:list-style-name="L3">
      <style:text-properties officeooo:rsid="00182b6b" officeooo:paragraph-rsid="00182b6b"/>
    </style:style>
    <style:style style:name="P56" style:family="paragraph" style:parent-style-name="Table_20_Contents" style:list-style-name="L3">
      <style:text-properties officeooo:rsid="00182b6b" officeooo:paragraph-rsid="001cc2fa"/>
    </style:style>
    <style:style style:name="P57" style:family="paragraph" style:parent-style-name="Table_20_Contents" style:list-style-name="L3">
      <style:text-properties officeooo:rsid="00182b6b" officeooo:paragraph-rsid="00218338"/>
    </style:style>
    <style:style style:name="P58" style:family="paragraph" style:parent-style-name="Table_20_Contents" style:list-style-name="L3">
      <style:text-properties officeooo:rsid="00182b6b" officeooo:paragraph-rsid="0024f660"/>
    </style:style>
    <style:style style:name="P59" style:family="paragraph" style:parent-style-name="Table_20_Contents" style:list-style-name="L3">
      <style:text-properties officeooo:rsid="00182b6b" officeooo:paragraph-rsid="002716d9"/>
    </style:style>
    <style:style style:name="P60" style:family="paragraph" style:parent-style-name="Table_20_Contents">
      <style:text-properties officeooo:rsid="00182b6b" officeooo:paragraph-rsid="001cc2fa"/>
    </style:style>
    <style:style style:name="P61" style:family="paragraph" style:parent-style-name="Table_20_Contents">
      <style:text-properties officeooo:rsid="00182b6b" officeooo:paragraph-rsid="00218338"/>
    </style:style>
    <style:style style:name="P62" style:family="paragraph" style:parent-style-name="Table_20_Contents">
      <style:text-properties officeooo:rsid="00182b6b" officeooo:paragraph-rsid="0024f660"/>
    </style:style>
    <style:style style:name="P63" style:family="paragraph" style:parent-style-name="Table_20_Contents">
      <style:text-properties officeooo:rsid="00182b6b" officeooo:paragraph-rsid="002716d9"/>
    </style:style>
    <style:style style:name="P64" style:family="paragraph" style:parent-style-name="Table_20_Contents" style:list-style-name="L3">
      <style:text-properties officeooo:rsid="0019ebb6" officeooo:paragraph-rsid="0019ebb6"/>
    </style:style>
    <style:style style:name="P65" style:family="paragraph" style:parent-style-name="Table_20_Contents" style:list-style-name="L3">
      <style:text-properties officeooo:rsid="001c65f7" officeooo:paragraph-rsid="001c65f7"/>
    </style:style>
    <style:style style:name="P66" style:family="paragraph" style:parent-style-name="Table_20_Contents" style:list-style-name="L6">
      <style:text-properties officeooo:paragraph-rsid="001cc2fa"/>
    </style:style>
    <style:style style:name="P67" style:family="paragraph" style:parent-style-name="Table_20_Contents" style:list-style-name="L3">
      <style:text-properties officeooo:rsid="001cc2fa" officeooo:paragraph-rsid="001cc2fa"/>
    </style:style>
    <style:style style:name="P68" style:family="paragraph" style:parent-style-name="Table_20_Contents" style:list-style-name="L6">
      <style:text-properties officeooo:rsid="001e3d74" officeooo:paragraph-rsid="001e3d74"/>
    </style:style>
    <style:style style:name="P69" style:family="paragraph" style:parent-style-name="Table_20_Contents" style:list-style-name="L6">
      <style:text-properties officeooo:rsid="0020ca94" officeooo:paragraph-rsid="0020ca94"/>
    </style:style>
    <style:style style:name="P70" style:family="paragraph" style:parent-style-name="Table_20_Contents" style:list-style-name="L3">
      <style:text-properties officeooo:rsid="00218338" officeooo:paragraph-rsid="00218338"/>
    </style:style>
    <style:style style:name="P71" style:family="paragraph" style:parent-style-name="Table_20_Contents" style:list-style-name="L3">
      <style:text-properties officeooo:rsid="00218338" officeooo:paragraph-rsid="0024f660"/>
    </style:style>
    <style:style style:name="P72" style:family="paragraph" style:parent-style-name="Table_20_Contents">
      <style:text-properties officeooo:rsid="002716d9" officeooo:paragraph-rsid="002716d9"/>
    </style:style>
    <style:style style:name="P73" style:family="paragraph" style:parent-style-name="Table_20_Contents" style:list-style-name="L3">
      <style:text-properties officeooo:rsid="002716d9" officeooo:paragraph-rsid="002716d9"/>
    </style:style>
    <style:style style:name="P74" style:family="paragraph" style:parent-style-name="Table_20_Contents">
      <style:text-properties officeooo:rsid="0028ffea" officeooo:paragraph-rsid="0028ffea"/>
    </style:style>
    <style:style style:name="P75" style:family="paragraph" style:parent-style-name="Table_20_Contents" style:list-style-name="L3">
      <style:text-properties officeooo:rsid="0028ffea" officeooo:paragraph-rsid="0028ffea"/>
    </style:style>
    <style:style style:name="P76" style:family="paragraph" style:parent-style-name="Table_20_Contents" style:list-style-name="L3">
      <style:text-properties officeooo:rsid="002a80bb" officeooo:paragraph-rsid="002a80bb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0e1a23"/>
    </style:style>
    <style:style style:name="T4" style:family="text">
      <style:text-properties officeooo:rsid="0010748c"/>
    </style:style>
    <style:style style:name="T5" style:family="text">
      <style:text-properties officeooo:rsid="0013d3cb"/>
    </style:style>
    <style:style style:name="T6" style:family="text">
      <style:text-properties officeooo:rsid="00149ec3"/>
    </style:style>
    <style:style style:name="T7" style:family="text">
      <style:text-properties officeooo:rsid="0015a35b"/>
    </style:style>
    <style:style style:name="T8" style:family="text">
      <style:text-properties officeooo:rsid="0016f517"/>
    </style:style>
    <style:style style:name="T9" style:family="text">
      <style:text-properties officeooo:rsid="00182b6b"/>
    </style:style>
    <style:style style:name="T10" style:family="text">
      <style:text-properties officeooo:rsid="001cc2fa"/>
    </style:style>
    <style:style style:name="T11" style:family="text">
      <style:text-properties officeooo:rsid="001e3d74"/>
    </style:style>
    <style:style style:name="T12" style:family="text">
      <style:text-properties officeooo:rsid="001e6ab3"/>
    </style:style>
    <style:style style:name="T13" style:family="text">
      <style:text-properties officeooo:rsid="001fed80"/>
    </style:style>
    <style:style style:name="T14" style:family="text">
      <style:text-properties officeooo:rsid="00218338"/>
    </style:style>
    <style:style style:name="T15" style:family="text">
      <style:text-properties officeooo:rsid="00222650"/>
    </style:style>
    <style:style style:name="T16" style:family="text">
      <style:text-properties officeooo:rsid="0024f660"/>
    </style:style>
    <style:style style:name="T17" style:family="text">
      <style:text-properties officeooo:rsid="002716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quisitos do Sistema PPGCCMC-Bolsas</text:p>
      <text:p text:style-name="P1"/>
      <text:h text:style-name="Heading_20_1" text:outline-level="1">Casos de Uso</text:h>
      <text:p text:style-name="P1"/>
      <text:h text:style-name="Heading_20_2" text:outline-level="2">Lista de Atores</text:h>
      <text:p text:style-name="P3"/>
      <text:list xml:id="list1188129305398580031" text:style-name="L1">
        <text:list-item>
          <text:p text:style-name="P15">Administrador</text:p>
        </text:list-item>
        <text:list-item>
          <text:p text:style-name="P15">Aluno</text:p>
        </text:list-item>
      </text:list>
      <text:p text:style-name="P3"/>
      <text:h text:style-name="Heading_20_2" text:outline-level="2">Lista de Casos de Uso por Autor</text:h>
      <text:p text:style-name="P4"/>
      <text:list xml:id="list1847802917161888380" text:style-name="L2">
        <text:list-item>
          <text:p text:style-name="P14">Administrador</text:p>
          <text:list>
            <text:list-item>
              <text:p text:style-name="P14">(UC-01) Cadastrar chamada</text:p>
            </text:list-item>
            <text:list-item>
              <text:p text:style-name="P14">(UC-02) Cadastrar administrador</text:p>
            </text:list-item>
            <text:list-item>
              <text:p text:style-name="P14">(UC-03) Autenticar-se</text:p>
            </text:list-item>
            <text:list-item>
              <text:p text:style-name="P16"><text:span text:style-name="T2">(UC-04) Importar</text:span> Classificação de Periódicos (QUALIS)</text:p>
            </text:list-item>
            <text:list-item>
              <text:p text:style-name="P16"><text:span text:style-name="T2">(UC-05) Importar</text:span> Classificação de Eventos (QUALIS)</text:p>
            </text:list-item>
            <text:list-item>
              <text:p text:style-name="P19">(UC-11) Validar inscrição</text:p>
            </text:list-item>
            <text:list-item>
              <text:p text:style-name="P20">(UC-12) Validar pontuação<text:span text:style-name="T4"> atribuída automaticamente</text:span></text:p>
            </text:list-item>
          </text:list>
        </text:list-item>
        <text:list-item>
          <text:p text:style-name="P14">Aluno</text:p>
          <text:list>
            <text:list-item>
              <text:p text:style-name="P14">(UC-06) Registrar-se</text:p>
            </text:list-item>
            <text:list-item>
              <text:p text:style-name="P14">(UC-0<text:span text:style-name="T13">3</text:span>) Autenticar-se</text:p>
            </text:list-item>
            <text:list-item>
              <text:p text:style-name="P14">(UC-0<text:span text:style-name="T13">7</text:span>) Inscrever-se em chamada</text:p>
            </text:list-item>
            <text:list-item>
              <text:p text:style-name="P14">(UC-0<text:span text:style-name="T13">8</text:span>) Cadastrar publicações</text:p>
            </text:list-item>
            <text:list-item>
              <text:p text:style-name="P14">(UC-<text:span text:style-name="T13">09</text:span>) Inserir comprovante de projeto FAPESP habilitado</text:p>
            </text:list-item>
          </text:list>
        </text:list-item>
      </text:list>
      <text:p text:style-name="P1"/>
      <text:h text:style-name="Heading_20_2" text:outline-level="2"><text:span text:style-name="T2">Descrição dos </text:span>Casos de Uso </text:h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ID</text:p>
          </table:table-cell>
          <table:table-cell table:style-name="Table3.B1" office:value-type="string">
            <text:p text:style-name="P30">UC-0<text:span text:style-name="T8">1</text:span></text:p>
          </table:table-cell>
        </table:table-row>
        <table:table-row>
          <table:table-cell table:style-name="Table3.A2" office:value-type="string">
            <text:p text:style-name="P42">Nome</text:p>
          </table:table-cell>
          <table:table-cell table:style-name="Table3.B2" office:value-type="string">
            <text:p text:style-name="P54">Cadastrar chamada</text:p>
          </table:table-cell>
        </table:table-row>
        <table:table-row>
          <table:table-cell table:style-name="Table3.A2" office:value-type="string">
            <text:p text:style-name="P42">Ator(es)</text:p>
          </table:table-cell>
          <table:table-cell table:style-name="Table3.B2" office:value-type="string">
            <text:p text:style-name="P54">Administrador</text:p>
          </table:table-cell>
        </table:table-row>
        <table:table-row>
          <table:table-cell table:style-name="Table3.A2" office:value-type="string">
            <text:p text:style-name="P42">Pré-condições</text:p>
          </table:table-cell>
          <table:table-cell table:style-name="Table3.B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48"><text:span text:style-name="T5">Fluxo </text:span>principal</text:p>
          </table:table-cell>
          <table:table-cell table:style-name="Table3.B2" office:value-type="string">
            <text:list xml:id="list7437501097516094151" text:style-name="L3">
              <text:list-item>
                <text:p text:style-name="P55">O administrador acessa a página de criação de chamadas</text:p>
              </text:list-item>
              <text:list-item>
                <text:p text:style-name="P55">Preenche as informações necessárias para realizar a chamada:</text:p>
                <text:list>
                  <text:list-item>
                    <text:p text:style-name="P55">Modalidade (ME|DO)</text:p>
                  </text:list-item>
                  <text:list-item>
                    <text:p text:style-name="P55">Prazo de inscrição</text:p>
                  </text:list-item>
                  <text:list-item>
                    <text:p text:style-name="P64">Informações básicas sobre a chamada (seria como o corpo do e-mail das chamadas atuais)</text:p>
                  </text:list-item>
                  <text:list-item>
                    <text:p text:style-name="P64"><text:soft-page-break/>Regras da chamada (anexo PDF)</text:p>
                  </text:list-item>
                </text:list>
              </text:list-item>
              <text:list-item>
                <text:p text:style-name="P65">O administrador submete a chamada</text:p>
              </text:list-item>
              <text:list-item>
                <text:p text:style-name="P67">O sistema gera <text:span text:style-name="T11">um</text:span> código identificador da chamada com base na modalidade, mês, ano <text:span text:style-name="T11">e contador de chamadas semelhantes</text:span>: e.g., DO-08-2016-01; <text:span text:style-name="T11">ME-08-2016-02</text:span></text:p>
              </text:list-item>
            </text:list>
          </table:table-cell>
        </table:table-row>
      </table:table>
      <text:p text:style-name="P21"/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ID</text:p>
          </table:table-cell>
          <table:table-cell table:style-name="Table4.B1" office:value-type="string">
            <text:p text:style-name="P31">UC-0<text:span text:style-name="T10">2</text:span></text:p>
          </table:table-cell>
        </table:table-row>
        <table:table-row>
          <table:table-cell table:style-name="Table4.A2" office:value-type="string">
            <text:p text:style-name="P43">Nome</text:p>
          </table:table-cell>
          <table:table-cell table:style-name="Table4.B2" office:value-type="string">
            <text:p text:style-name="P60">Cadastrar <text:span text:style-name="T10">administrador</text:span></text:p>
          </table:table-cell>
        </table:table-row>
        <table:table-row>
          <table:table-cell table:style-name="Table4.A2" office:value-type="string">
            <text:p text:style-name="P43">Ator(es)</text:p>
          </table:table-cell>
          <table:table-cell table:style-name="Table4.B2" office:value-type="string">
            <text:p text:style-name="P60">Administrador</text:p>
          </table:table-cell>
        </table:table-row>
        <table:table-row>
          <table:table-cell table:style-name="Table4.A2" office:value-type="string">
            <text:p text:style-name="P43">Pré-condições</text:p>
          </table:table-cell>
          <table:table-cell table:style-name="Table4.B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49"><text:span text:style-name="T5">Fluxo </text:span>principal</text:p>
          </table:table-cell>
          <table:table-cell table:style-name="Table4.B2" office:value-type="string">
            <text:list xml:id="list5508742813426061135" text:style-name="L6">
              <text:list-item>
                <text:p text:style-name="P66"><text:span text:style-name="T9">O administrador acessa a página de cadastro de administradores</text:span></text:p>
              </text:list-item>
              <text:list-item>
                <text:p text:style-name="P68">Preenche as informações necessárias para realizar o cadastro:</text:p>
                <text:list>
                  <text:list-item>
                    <text:p text:style-name="P68">Nome completo</text:p>
                  </text:list-item>
                  <text:list-item>
                    <text:p text:style-name="P68">Sexo</text:p>
                  </text:list-item>
                  <text:list-item>
                    <text:p text:style-name="P68">NUSP</text:p>
                  </text:list-item>
                  <text:list-item>
                    <text:p text:style-name="P69">Senha</text:p>
                  </text:list-item>
                  <text:list-item>
                    <text:p text:style-name="P68">Email</text:p>
                  </text:list-item>
                  <text:list-item>
                    <text:p text:style-name="P68">Função (Coordenador <text:span text:style-name="T12">(0)</text:span> &gt; Funcionário <text:span text:style-name="T12">(1)</text:span>, RD <text:span text:style-name="T12">(2)</text:span>)</text:p>
                  </text:list-item>
                </text:list>
              </text:list-item>
              <text:list-item>
                <text:p text:style-name="P68">O administrador submete o formulário e é redirecionado para a página de gerenciamento de administradores</text:p>
              </text:list-item>
            </text:list>
            <text:list xml:id="list194507423131846" text:continue-list="list7437501097516094151" text:style-name="L3">
              <text:list-header>
                <text:p text:style-name="P56"/>
              </text:list-header>
            </text:list>
          </table:table-cell>
        </table:table-row>
      </table:table>
      <text:p text:style-name="P23"/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ID</text:p>
          </table:table-cell>
          <table:table-cell table:style-name="Table5.B1" office:value-type="string">
            <text:p text:style-name="P32">UC-0<text:span text:style-name="T13">3</text:span></text:p>
          </table:table-cell>
        </table:table-row>
        <table:table-row>
          <table:table-cell table:style-name="Table5.A2" office:value-type="string">
            <text:p text:style-name="P44">Nome</text:p>
          </table:table-cell>
          <table:table-cell table:style-name="Table5.B2" office:value-type="string">
            <text:p text:style-name="P32"><text:span text:style-name="T6">Autenticar</text:span>-se</text:p>
          </table:table-cell>
        </table:table-row>
        <table:table-row>
          <table:table-cell table:style-name="Table5.A2" office:value-type="string">
            <text:p text:style-name="P44">Ator(es)</text:p>
          </table:table-cell>
          <table:table-cell table:style-name="Table5.B2" office:value-type="string">
            <text:p text:style-name="P32">Aluno</text:p>
          </table:table-cell>
        </table:table-row>
        <table:table-row>
          <table:table-cell table:style-name="Table5.A2" office:value-type="string">
            <text:p text:style-name="P44">Pré-condições</text:p>
          </table:table-cell>
          <table:table-cell table:style-name="Table5.B2" office:value-type="string">
            <text:p text:style-name="P32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50"><text:span text:style-name="T5">Fluxo </text:span>principal</text:p>
          </table:table-cell>
          <table:table-cell table:style-name="Table5.B2" office:value-type="string">
            <text:list xml:id="list1480779786690732087" text:style-name="L4">
              <text:list-item>
                <text:p text:style-name="P39">O <text:span text:style-name="T13">autor</text:span> acessa a página de login</text:p>
              </text:list-item>
              <text:list-item>
                <text:p text:style-name="P39">Preenche as informações necessárias para se autenticar:</text:p>
                <text:list>
                  <text:list-item>
                    <text:p text:style-name="P39">NUSP</text:p>
                  </text:list-item>
                  <text:list-item>
                    <text:p text:style-name="P39">Senha</text:p>
                  </text:list-item>
                </text:list>
              </text:list-item>
              <text:list-item>
                <text:p text:style-name="P39">O <text:span text:style-name="T13">autor</text:span> é redirecionado para a página principal do sistema</text:p>
              </text:list-item>
            </text:list>
          </table:table-cell>
        </table:table-row>
      </table:table>
      <text:p text:style-name="P24"/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ID</text:p>
          </table:table-cell>
          <table:table-cell table:style-name="Table1.B1" office:value-type="string">
            <text:p text:style-name="P33">UC-0<text:span text:style-name="T14">4</text:span></text:p>
          </table:table-cell>
        </table:table-row>
        <table:table-row>
          <table:table-cell table:style-name="Table1.A2" office:value-type="string">
            <text:p text:style-name="P45">Nome</text:p>
          </table:table-cell>
          <table:table-cell table:style-name="Table1.B2" office:value-type="string">
            <text:p text:style-name="P17"><text:span text:style-name="T14">Importar</text:span> Classificação de Periódicos (QUALIS)</text:p>
          </table:table-cell>
        </table:table-row>
        <table:table-row>
          <table:table-cell table:style-name="Table1.A2" office:value-type="string">
            <text:p text:style-name="P45">Ator(es)</text:p>
          </table:table-cell>
          <table:table-cell table:style-name="Table1.B2" office:value-type="string">
            <text:p text:style-name="P61">Administrador</text:p>
          </table:table-cell>
        </table:table-row>
        <table:table-row>
          <table:table-cell table:style-name="Table1.A2" office:value-type="string">
            <text:p text:style-name="P45">Pré-condições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51"><text:span text:style-name="T5">Fluxo </text:span>principal</text:p>
          </table:table-cell>
          <table:table-cell table:style-name="Table1.B2" office:value-type="string">
            <text:list xml:id="list194507595180682" text:continue-list="list194507423131846" text:style-name="L3">
              <text:list-item text:start-value="1">
                <text:p text:style-name="P57">O administrador acessa a página de <text:span text:style-name="T14">importação de classificações QUALIS de periódicos</text:span></text:p>
              </text:list-item>
              <text:list-item>
                <text:p text:style-name="P70">Indica o ano referência da classificação que será importada</text:p>
              </text:list-item>
              <text:list-item>
                <text:p text:style-name="P70">Faz upload do arquivo de classificação de todas as áreas exportado pela plataforma Sucupira da CAPES:</text:p>
                <text:list>
                  <text:list-item>
                    <text:p text:style-name="P70">O arquivo deve estar formatado em CSV, com valores separados por ponto e vírgula (;)</text:p>
                  </text:list-item>
                  <text:list-item>
                    <text:p text:style-name="P70"><text:soft-page-break/>A codificação do arquivo deve ser UTF-8</text:p>
                  </text:list-item>
                  <text:list-item>
                    <text:p text:style-name="P70">A ordem dos dados das colunas deve ser: ISSN, Título, Área de Avaliação, Estrato</text:p>
                  </text:list-item>
                  <text:list-item>
                    <text:p text:style-name="P70">A primeira linha será ignorada (manter cabeçalho)</text:p>
                  </text:list-item>
                </text:list>
              </text:list-item>
              <text:list-item>
                <text:p text:style-name="P70">O sistema apresenta os dados do arquivo no formato de tabela para conferência</text:p>
              </text:list-item>
              <text:list-item>
                <text:p text:style-name="P70">O Administrador submete a classificação para processamento do sistema (inserção dos dados nas tabelas adequadas)</text:p>
              </text:list-item>
              <text:list-item>
                <text:p text:style-name="P70">O sistema reporta <text:span text:style-name="T15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25"/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6">ID</text:p>
          </table:table-cell>
          <table:table-cell table:style-name="Table6.B1" office:value-type="string">
            <text:p text:style-name="P34">UC-0<text:span text:style-name="T16">5</text:span></text:p>
          </table:table-cell>
        </table:table-row>
        <table:table-row>
          <table:table-cell table:style-name="Table6.A2" office:value-type="string">
            <text:p text:style-name="P46">Nome</text:p>
          </table:table-cell>
          <table:table-cell table:style-name="Table6.B2" office:value-type="string">
            <text:p text:style-name="P18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46">Ator(es)</text:p>
          </table:table-cell>
          <table:table-cell table:style-name="Table6.B2" office:value-type="string">
            <text:p text:style-name="P62">Administrador</text:p>
          </table:table-cell>
        </table:table-row>
        <table:table-row>
          <table:table-cell table:style-name="Table6.A2" office:value-type="string">
            <text:p text:style-name="P46">Pré-condições</text:p>
          </table:table-cell>
          <table:table-cell table:style-name="Table6.B2" office:value-type="string">
            <text:p text:style-name="P34"/>
          </table:table-cell>
        </table:table-row>
        <table:table-row>
          <table:table-cell table:style-name="Table6.A2" office:value-type="string">
            <text:p text:style-name="P52"><text:span text:style-name="T5">Fluxo </text:span>principal</text:p>
          </table:table-cell>
          <table:table-cell table:style-name="Table6.B2" office:value-type="string">
            <text:list xml:id="list194506847409402" text:continue-list="list194507595180682" text:style-name="L3">
              <text:list-item text:start-value="1">
                <text:p text:style-name="P58">O administrador acessa a página de <text:span text:style-name="T14">importação de classificações QUALIS de eventos</text:span></text:p>
              </text:list-item>
              <text:list-item>
                <text:p text:style-name="P71">Indica o ano referência da classificação que será importada</text:p>
              </text:list-item>
              <text:list-item>
                <text:p text:style-name="P71">Faz upload do arquivo de classificação de todas as áreas:</text:p>
                <text:list>
                  <text:list-item>
                    <text:p text:style-name="P71">O arquivo deve estar formatado em CSV, com valores separados por ponto e vírgula (;)</text:p>
                  </text:list-item>
                  <text:list-item>
                    <text:p text:style-name="P71">A codificação do arquivo deve ser UTF-8</text:p>
                  </text:list-item>
                  <text:list-item>
                    <text:p text:style-name="P71">A ordem dos dados das colunas deve ser: <text:span text:style-name="T16">Sigla</text:span>, <text:span text:style-name="T16">Nome</text:span>, <text:span text:style-name="T16">Índice-H</text:span>, Estrato</text:p>
                  </text:list-item>
                  <text:list-item>
                    <text:p text:style-name="P71">A primeira linha será ignorada (manter cabeçalho)</text:p>
                  </text:list-item>
                </text:list>
              </text:list-item>
              <text:list-item>
                <text:p text:style-name="P71">O sistema apresenta os dados do arquivo no formato de tabela para conferência</text:p>
              </text:list-item>
              <text:list-item>
                <text:p text:style-name="P71">O Administrador submete a classificação para processamento do sistema (inserção dos dados nas tabelas adequadas)</text:p>
              </text:list-item>
              <text:list-item>
                <text:p text:style-name="P71">O sistema reporta <text:span text:style-name="T15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26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9">ID</text:p>
          </table:table-cell>
          <table:table-cell table:style-name="CUADM.B1" office:value-type="string">
            <text:p text:style-name="P7">UC-0<text:span text:style-name="T3">6</text:span></text:p>
          </table:table-cell>
        </table:table-row>
        <table:table-row>
          <table:table-cell table:style-name="CUADM.A2" office:value-type="string">
            <text:p text:style-name="P9">Nome</text:p>
          </table:table-cell>
          <table:table-cell table:style-name="CUADM.B2" office:value-type="string">
            <text:p text:style-name="P7">Registrar-se</text:p>
          </table:table-cell>
        </table:table-row>
        <table:table-row>
          <table:table-cell table:style-name="CUADM.A2" office:value-type="string">
            <text:p text:style-name="P9">Ator(es)</text:p>
          </table:table-cell>
          <table:table-cell table:style-name="CUADM.B2" office:value-type="string">
            <text:p text:style-name="P7">Aluno</text:p>
          </table:table-cell>
        </table:table-row>
        <table:table-row>
          <table:table-cell table:style-name="CUADM.A2" office:value-type="string">
            <text:p text:style-name="P9">Pré-condições</text:p>
          </table:table-cell>
          <table:table-cell table:style-name="CUADM.B2" office:value-type="string">
            <text:p text:style-name="P7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11"><text:span text:style-name="T5">Fluxo </text:span>principal</text:p>
          </table:table-cell>
          <table:table-cell table:style-name="CUADM.B2" office:value-type="string">
            <text:list xml:id="list194506428776894" text:continue-list="list194506847409402" text:style-name="L3">
              <text:list-item text:start-value="1">
                <text:p text:style-name="P29">O aluno acessa a página de cadastro</text:p>
              </text:list-item>
              <text:list-item>
                <text:p text:style-name="P29">Preenche as informações necessárias para realizar o cadastro:</text:p>
                <text:list>
                  <text:list-item>
                    <text:p text:style-name="P29">Nome completo</text:p>
                  </text:list-item>
                  <text:list-item>
                    <text:p text:style-name="P29">Sexo</text:p>
                  </text:list-item>
                  <text:list-item>
                    <text:p text:style-name="P36">Link do Lattes</text:p>
                  </text:list-item>
                  <text:list-item>
                    <text:p text:style-name="P29">NUSP</text:p>
                  </text:list-item>
                  <text:list-item>
                    <text:p text:style-name="P29">Email <text:span text:style-name="T1">institucional (USP)</text:span></text:p>
                  </text:list-item>
                  <text:list-item>
                    <text:p text:style-name="P38">Email alternativo</text:p>
                  </text:list-item>
                  <text:list-item>
                    <text:p text:style-name="P29">Tipo de aluno (ME|DO)</text:p>
                  </text:list-item>
                  <text:list-item>
                    <text:p text:style-name="P29">Data de matrícula</text:p>
                  </text:list-item>
                  <text:list-item>
                    <text:p text:style-name="P38">(…)</text:p>
                  </text:list-item>
                </text:list>
              </text:list-item>
              <text:list-item>
                <text:p text:style-name="P38"><text:soft-page-break/><text:span text:style-name="T6">O aluno s</text:span>ubmete o formulári<text:span text:style-name="T5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2"/>
      <text:p text:style-name="P5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ID</text:p>
          </table:table-cell>
          <table:table-cell table:style-name="Table2.B1" office:value-type="string">
            <text:p text:style-name="P8">UC-0<text:span text:style-name="T13">7</text:span></text:p>
          </table:table-cell>
        </table:table-row>
        <table:table-row>
          <table:table-cell table:style-name="Table2.A2" office:value-type="string">
            <text:p text:style-name="P10">Nome</text:p>
          </table:table-cell>
          <table:table-cell table:style-name="Table2.B2" office:value-type="string">
            <text:p text:style-name="P13">Inscrever-se em chamada</text:p>
          </table:table-cell>
        </table:table-row>
        <table:table-row>
          <table:table-cell table:style-name="Table2.A2" office:value-type="string">
            <text:p text:style-name="P10">Ator(es)</text:p>
          </table:table-cell>
          <table:table-cell table:style-name="Table2.B2" office:value-type="string">
            <text:p text:style-name="P8">Aluno</text:p>
          </table:table-cell>
        </table:table-row>
        <table:table-row>
          <table:table-cell table:style-name="Table2.A2" office:value-type="string">
            <text:p text:style-name="P10">Pré-condições</text:p>
          </table:table-cell>
          <table:table-cell table:style-name="Table2.B2" office:value-type="string">
            <text:p text:style-name="P8">O aluno não possui <text:span text:style-name="T7">inscrição na chamada em que irá realizar inscrição</text:span></text:p>
          </table:table-cell>
        </table:table-row>
        <table:table-row>
          <table:table-cell table:style-name="Table2.A2" office:value-type="string">
            <text:p text:style-name="P12"><text:span text:style-name="T5">Fluxo </text:span>principal</text:p>
          </table:table-cell>
          <table:table-cell table:style-name="Table2.B2" office:value-type="string">
            <text:list xml:id="list7807250404417549574" text:style-name="L5">
              <text:list-item>
                <text:p text:style-name="P37">O aluno seleciona a chamada em que deseja se inscrever</text:p>
              </text:list-item>
              <text:list-item>
                <text:p text:style-name="P40">O sistema apresenta as regras e critérios de classificação para bolsa insitucional</text:p>
              </text:list-item>
              <text:list-item>
                <text:p text:style-name="P40">O aluno confirma que leu e concorda com as regras e critérios adotados</text:p>
              </text:list-item>
              <text:list-item>
                <text:p text:style-name="P41">O aluno seleciona as publicações que devem ser consideradas para aquela chamada</text:p>
              </text:list-item>
              <text:list-item>
                <text:p text:style-name="P41">O aluno submete sua inscrição</text:p>
              </text:list-item>
            </text:list>
          </table:table-cell>
        </table:table-row>
      </table:table>
      <text:p text:style-name="P6"/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7">ID</text:p>
          </table:table-cell>
          <table:table-cell table:style-name="Table7.B1" office:value-type="string">
            <text:p text:style-name="P35">UC-<text:span text:style-name="T17">11</text:span></text:p>
          </table:table-cell>
        </table:table-row>
        <table:table-row>
          <table:table-cell table:style-name="Table7.A2" office:value-type="string">
            <text:p text:style-name="P47">Nome</text:p>
          </table:table-cell>
          <table:table-cell table:style-name="Table7.B2" office:value-type="string">
            <text:p text:style-name="P72">Validar inscrição</text:p>
          </table:table-cell>
        </table:table-row>
        <table:table-row>
          <table:table-cell table:style-name="Table7.A2" office:value-type="string">
            <text:p text:style-name="P47">Ator(es)</text:p>
          </table:table-cell>
          <table:table-cell table:style-name="Table7.B2" office:value-type="string">
            <text:p text:style-name="P63">Administrador</text:p>
          </table:table-cell>
        </table:table-row>
        <table:table-row>
          <table:table-cell table:style-name="Table7.A2" office:value-type="string">
            <text:p text:style-name="P47">Pré-condições</text:p>
          </table:table-cell>
          <table:table-cell table:style-name="Table7.B2" office:value-type="string">
            <text:p text:style-name="P72">Existe uma chamada aberta no estado “aguardando validação das inscrições”, com pelo menos uma inscrição sem validação</text:p>
          </table:table-cell>
        </table:table-row>
        <table:table-row>
          <table:table-cell table:style-name="Table7.A2" office:value-type="string">
            <text:p text:style-name="P53"><text:span text:style-name="T5">Fluxo </text:span>principal</text:p>
          </table:table-cell>
          <table:table-cell table:style-name="Table7.B2" office:value-type="string">
            <text:list xml:id="list194506397200310" text:continue-list="list194506428776894" text:style-name="L3">
              <text:list-item text:start-value="1">
                <text:p text:style-name="P59">O administrador acessa a página d<text:span text:style-name="T17">a chamada desejada</text:span></text:p>
              </text:list-item>
              <text:list-item>
                <text:p text:style-name="P73">Seleciona a opção “validar inscrições”</text:p>
              </text:list-item>
              <text:list-item>
                <text:p text:style-name="P73">O sistema inicia um workflow com as informações de cada inscrição por página</text:p>
              </text:list-item>
              <text:list-item>
                <text:p text:style-name="P73">O administrador clica em “validar” ou “invalidar” na tela com as informações de cada inscrição até o fim do workflow</text:p>
              </text:list-item>
              <text:list-item>
                <text:p text:style-name="P73">O sistema apresenta um relatório das inscrições que foram avaliadas</text:p>
              </text:list-item>
            </text:list>
          </table:table-cell>
        </table:table-row>
      </table:table>
      <text:p text:style-name="P28"/>
      <text:p text:style-name="P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ID</text:p>
          </table:table-cell>
          <table:table-cell table:style-name="Table8.B1" office:value-type="string">
            <text:p text:style-name="P35">UC-<text:span text:style-name="T17">12</text:span></text:p>
          </table:table-cell>
        </table:table-row>
        <table:table-row>
          <table:table-cell table:style-name="Table8.A2" office:value-type="string">
            <text:p text:style-name="P47">Nome</text:p>
          </table:table-cell>
          <table:table-cell table:style-name="Table8.B2" office:value-type="string">
            <text:p text:style-name="P72">Validar pontuação atribuída automaticamente</text:p>
          </table:table-cell>
        </table:table-row>
        <table:table-row>
          <table:table-cell table:style-name="Table8.A2" office:value-type="string">
            <text:p text:style-name="P47">Ator(es)</text:p>
          </table:table-cell>
          <table:table-cell table:style-name="Table8.B2" office:value-type="string">
            <text:p text:style-name="P63">Administrador</text:p>
          </table:table-cell>
        </table:table-row>
        <table:table-row>
          <table:table-cell table:style-name="Table8.A2" office:value-type="string">
            <text:p text:style-name="P47">Pré-condições</text:p>
          </table:table-cell>
          <table:table-cell table:style-name="Table8.B2" office:value-type="string">
            <text:p text:style-name="P74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53"><text:span text:style-name="T5">Fluxo </text:span>principal</text:p>
          </table:table-cell>
          <table:table-cell table:style-name="Table8.B2" office:value-type="string">
            <text:list xml:id="list194507640441132" text:continue-list="list194506397200310" text:style-name="L3">
              <text:list-item text:start-value="1">
                <text:p text:style-name="P59">O administrador acessa a página d<text:span text:style-name="T17">a chamada desejada</text:span></text:p>
              </text:list-item>
              <text:list-item>
                <text:p text:style-name="P75">Clica em “validar pontuação atribuída automaticamente”</text:p>
              </text:list-item>
              <text:list-item>
                <text:p text:style-name="P75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76">Para cada publicação na tabela, o administrador deve optar por invalidar, <text:soft-page-break/>validar ou validar com alteração (em caso de qualis errado, por exemplo, o administrador deverá atribuir a pontuação adequada)</text:p>
              </text:list-item>
            </text:list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6-10-04T19:45:05.467593226</dc:date>
    <dc:creator>Brauner Oliveira</dc:creator>
    <meta:editing-duration>PT7H56M24S</meta:editing-duration>
    <meta:editing-cycles>27</meta:editing-cycles>
    <meta:generator>LibreOffice/5.1.4.2$Linux_X86_64 LibreOffice_project/10m0$Build-2</meta:generator>
    <meta:document-statistic meta:table-count="9" meta:image-count="0" meta:object-count="0" meta:page-count="5" meta:paragraph-count="166" meta:word-count="976" meta:character-count="6070" meta:non-whitespace-character-count="5343"/>
  </office:meta>
</office:document-meta>
</file>